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73.03" calcext:value-type="float">
            <text:p>73,03</text:p>
          </table:table-cell>
          <table:table-cell table:style-name="ce2" office:value-type="float" office:value="3.185" calcext:value-type="float">
            <text:p>3,185</text:p>
          </table:table-cell>
          <table:table-cell table:formula="of:=(([.A3])^2-([.A2])^2)" office:value-type="float" office:value="348.763499999999" calcext:value-type="float">
            <text:p>348,7635</text:p>
          </table:table-cell>
          <table:table-cell table:formula="of:=([.A8])^2-([.A2])^2" office:value-type="float" office:value="4533.068" calcext:value-type="float">
            <text:p>4533,068</text:p>
          </table:table-cell>
        </table:table-row>
        <table:table-row table:style-name="ro2">
          <table:table-cell office:value-type="float" office:value="75.38" calcext:value-type="float">
            <text:p>75,38</text:p>
          </table:table-cell>
          <table:table-cell table:style-name="ce2" office:value-type="float" office:value="2.52" calcext:value-type="float">
            <text:p>2,52</text:p>
          </table:table-cell>
          <table:table-cell table:formula="of:=(([.A4])^2-([.A3])^2)" office:value-type="float" office:value="367.584000000001" calcext:value-type="float">
            <text:p>367,584</text:p>
          </table:table-cell>
          <table:table-cell table:formula="of:=([.A9])^2-([.A3])^2" office:value-type="float" office:value="4607.9292" calcext:value-type="float">
            <text:p>4607,9292</text:p>
          </table:table-cell>
        </table:table-row>
        <table:table-row table:style-name="ro2">
          <table:table-cell office:value-type="float" office:value="77.78" calcext:value-type="float">
            <text:p>77,78</text:p>
          </table:table-cell>
          <table:table-cell table:style-name="ce2" office:value-type="float" office:value="2.225" calcext:value-type="float">
            <text:p>2,225</text:p>
          </table:table-cell>
          <table:table-cell/>
          <table:table-cell table:formula="of:=([.A10])^2-([.A4])^2" office:value-type="float" office:value="4654.2432" calcext:value-type="float">
            <text:p>4654,2432</text:p>
          </table:table-cell>
        </table:table-row>
        <table:table-row table:style-name="ro2">
          <table:table-cell office:value-type="float" office:value="87.5" calcext:value-type="float">
            <text:p>87,5</text:p>
          </table:table-cell>
          <table:table-cell table:style-name="ce2" office:value-type="float" office:value="1.78999999999999" calcext:value-type="float">
            <text:p>1,79</text:p>
          </table:table-cell>
          <table:table-cell table:formula="of:=([.A6])^2-([.A5])^2" office:value-type="float" office:value="487.007599999999" calcext:value-type="float">
            <text:p>487,0076</text:p>
          </table:table-cell>
          <table:table-cell table:formula="of:=([.A11])^2-([.A5])^2" office:value-type="float" office:value="4560.6309" calcext:value-type="float">
            <text:p>4560,6309</text:p>
          </table:table-cell>
        </table:table-row>
        <table:table-row table:style-name="ro2">
          <table:table-cell office:value-type="float" office:value="90.24" calcext:value-type="float">
            <text:p>90,24</text:p>
          </table:table-cell>
          <table:table-cell table:style-name="ce2" office:value-type="float" office:value="1.78" calcext:value-type="float">
            <text:p>1,78</text:p>
          </table:table-cell>
          <table:table-cell table:formula="of:=([.A7])^2-([.A6])^2" office:value-type="float" office:value="403.744900000002" calcext:value-type="float">
            <text:p>403,7449</text:p>
          </table:table-cell>
          <table:table-cell table:formula="of:=([.A12])^2-([.A6])^2" office:value-type="float" office:value="4438.8513" calcext:value-type="float">
            <text:p>4438,8513</text:p>
          </table:table-cell>
        </table:table-row>
        <table:table-row table:style-name="ro2">
          <table:table-cell office:value-type="float" office:value="92.45" calcext:value-type="float">
            <text:p>92,45</text:p>
          </table:table-cell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([.A13])^2-([.A7])^2" office:value-type="float" office:value="4572.4091" calcext:value-type="float">
            <text:p>4572,4091</text:p>
          </table:table-cell>
        </table:table-row>
        <table:table-row table:style-name="ro2">
          <table:table-cell office:value-type="float" office:value="99.33" calcext:value-type="float">
            <text:p>99,33</text:p>
          </table:table-cell>
          <table:table-cell/>
          <table:table-cell table:formula="of:=([.A9])^2-([.A8])^2" office:value-type="float" office:value="423.6247" calcext:value-type="float">
            <text:p>423,6247</text:p>
          </table:table-cell>
          <table:table-cell table:formula="of:=([.A14])^2-([.A8])^2" office:value-type="float" office:value="4358.884" calcext:value-type="float">
            <text:p>4358,884</text:p>
          </table:table-cell>
        </table:table-row>
        <table:table-row table:style-name="ro2">
          <table:table-cell office:value-type="float" office:value="101.44" calcext:value-type="float">
            <text:p>101,44</text:p>
          </table:table-cell>
          <table:table-cell/>
          <table:table-cell table:formula="of:=([.A10])^2-([.A9])^2" office:value-type="float" office:value="413.897999999999" calcext:value-type="float">
            <text:p>413,898</text:p>
          </table:table-cell>
          <table:table-cell table:formula="of:=([.A15])^2-([.A9])^2" office:value-type="float" office:value="4457.6" calcext:value-type="float">
            <text:p>4457,6</text:p>
          </table:table-cell>
        </table:table-row>
        <table:table-row table:style-name="ro2">
          <table:table-cell office:value-type="float" office:value="103.46" calcext:value-type="float">
            <text:p>103,46</text:p>
          </table:table-cell>
          <table:table-cell table:number-columns-repeated="2"/>
          <table:table-cell table:formula="of:=([.A16])^2-([.A10])^2" office:value-type="float" office:value="4516.1853" calcext:value-type="float">
            <text:p>4516,1853</text:p>
          </table:table-cell>
        </table:table-row>
        <table:table-row table:style-name="ro2">
          <table:table-cell office:value-type="float" office:value="110.53" calcext:value-type="float">
            <text:p>110,53</text:p>
          </table:table-cell>
          <table:table-cell/>
          <table:table-cell table:formula="of:=([.A12])^2-([.A11])^2" office:value-type="float" office:value="365.228000000001" calcext:value-type="float">
            <text:p>365,228</text:p>
          </table:table-cell>
          <table:table-cell table:formula="of:=([.A17])^2-([.A11])^2" office:value-type="float" office:value="4524.89119999999" calcext:value-type="float">
            <text:p>4524,8912</text:p>
          </table:table-cell>
        </table:table-row>
        <table:table-row table:style-name="ro2">
          <table:table-cell office:value-type="float" office:value="112.17" calcext:value-type="float">
            <text:p>112,17</text:p>
          </table:table-cell>
          <table:table-cell/>
          <table:table-cell table:formula="of:=([.A13])^2-([.A12])^2" office:value-type="float" office:value="537.3027" calcext:value-type="float">
            <text:p>537,3027</text:p>
          </table:table-cell>
          <table:table-cell table:formula="of:=([.A18])^2-([.A12])^2" office:value-type="float" office:value="4536.9967" calcext:value-type="float">
            <text:p>4536,9967</text:p>
          </table:table-cell>
        </table:table-row>
        <table:table-row table:style-name="ro2">
          <table:table-cell office:value-type="float" office:value="114.54" calcext:value-type="float">
            <text:p>114,54</text:p>
          </table:table-cell>
          <table:table-cell table:number-columns-repeated="2"/>
          <table:table-cell table:formula="of:=([.A19])^2-([.A13])^2" office:value-type="float" office:value="4436.8384" calcext:value-type="float">
            <text:p>4436,8384</text:p>
          </table:table-cell>
        </table:table-row>
        <table:table-row table:style-name="ro2">
          <table:table-cell office:value-type="float" office:value="119.27" calcext:value-type="float">
            <text:p>119,27</text:p>
          </table:table-cell>
          <table:table-cell/>
          <table:table-cell table:formula="of:=([.A15])^2-([.A14])^2" office:value-type="float" office:value="522.340700000001" calcext:value-type="float">
            <text:p>522,3407</text:p>
          </table:table-cell>
          <table:table-cell/>
        </table:table-row>
        <table:table-row table:style-name="ro2">
          <table:table-cell office:value-type="float" office:value="121.44" calcext:value-type="float">
            <text:p>121,44</text:p>
          </table:table-cell>
          <table:table-cell/>
          <table:table-cell table:formula="of:=([.A16])^2-([.A15])^2" office:value-type="float" office:value="472.483300000002" calcext:value-type="float">
            <text:p>472,4833</text:p>
          </table:table-cell>
          <table:table-cell/>
        </table:table-row>
        <table:table-row table:style-name="ro2">
          <table:table-cell office:value-type="float" office:value="123.37" calcext:value-type="float">
            <text:p>123,37</text:p>
          </table:table-cell>
          <table:table-cell table:number-columns-repeated="3"/>
        </table:table-row>
        <table:table-row table:style-name="ro2">
          <table:table-cell office:value-type="float" office:value="129.39" calcext:value-type="float">
            <text:p>129,39</text:p>
          </table:table-cell>
          <table:table-cell/>
          <table:table-cell table:formula="of:=([.A18])^2-([.A17])^2" office:value-type="float" office:value="377.333500000008" calcext:value-type="float">
            <text:p>377,3335</text:p>
          </table:table-cell>
          <table:table-cell/>
        </table:table-row>
        <table:table-row table:style-name="ro2">
          <table:table-cell office:value-type="float" office:value="130.84" calcext:value-type="float">
            <text:p>130,84</text:p>
          </table:table-cell>
          <table:table-cell/>
          <table:table-cell table:formula="of:=([.A19])^2-([.A18])^2" office:value-type="float" office:value="437.144399999997" calcext:value-type="float">
            <text:p>437,1444</text:p>
          </table:table-cell>
          <table:table-cell/>
        </table:table-row>
        <table:table-row table:style-name="ro2">
          <table:table-cell office:value-type="float" office:value="132.5" calcext:value-type="float">
            <text:p>132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52:13.65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29:39.024000000</meta:creation-date>
    <dc:date>2019-02-16T19:52:37.713000000</dc:date>
    <meta:editing-duration>PT20M50S</meta:editing-duration>
    <meta:editing-cycles>3</meta:editing-cycles>
    <meta:generator>LibreOffice/5.1.3.2$Windows_x86 LibreOffice_project/644e4637d1d8544fd9f56425bd6cec110e49301b</meta:generator>
    <meta:document-statistic meta:table-count="1" meta:cell-count="52" meta:object-count="0"/>
  </office:meta>
</office:document-meta>
</file>